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9c98" officeooo:paragraph-rsid="0005f6b8"/>
    </style:style>
    <style:style style:name="P2" style:family="paragraph" style:parent-style-name="Standard">
      <style:text-properties officeooo:rsid="0005e3d4" officeooo:paragraph-rsid="0005f6b8"/>
    </style:style>
    <style:style style:name="T1" style:family="text">
      <style:text-properties officeooo:rsid="0002280e"/>
    </style:style>
    <style:style style:name="T2" style:family="text">
      <style:text-properties officeooo:rsid="0002d9ca"/>
    </style:style>
    <style:style style:name="T3" style:family="text">
      <style:text-properties officeooo:rsid="0003460a"/>
    </style:style>
    <style:style style:name="T4" style:family="text">
      <style:text-properties officeooo:rsid="0004f9f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4f9fd" style:font-weight-asian="normal" style:font-weight-complex="normal"/>
    </style:style>
    <style:style style:name="T8" style:family="text">
      <style:text-properties style:text-underline-style="none"/>
    </style:style>
    <style:style style:name="T9" style:family="text">
      <style:text-properties officeooo:rsid="0006d114"/>
    </style:style>
    <style:style style:name="T10" style:family="text">
      <style:text-properties officeooo:rsid="00069c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i-geostationaaristen satelliittimegakonstellaatioiden nousu 2010-luvun lopulla on vienyt satelliittiviestintäalan merkittävään paradigmamuutokseen. Pudonneiden laukaisukustannusten ja kaupallisen teknologian laajamittaisen käytön mahdollistamat megakonstellaatiot ovat tuoneet mukanaan kokonaan uuden aikakauden maailmanlaajuisessa laajakaistaviestinnässä. Kaupallisten megakonstellaatioden käyttökohteet laajenevat odotettavasti tulevaisuudessa turvallisuuskriittisten käyttäjäryhmien, kuten viranomaisten ja maanpuolustusorganisaatioiden käyttöön, missä satelliitit tukisivat ja täydentisivät nykyisiä maanpäällisiä tehtäväkriittisen viestinnän verkkoja.</text:p>
      <text:p text:style-name="P2"/>
      <text:p text:style-name="P2">Kaupallisten satelliittipalveluiden kasvu ei ole tullut ilman ongelmiaan, etenkin jos tarkastellaan asiaa tietoturvallisuuden näkökulmasta. <text:span text:style-name="T1">Standardoimattomat kyberturvallisuusratkaisut yhdistettynä </text:span>satelliitti<text:span text:style-name="T1">verkkoje</text:span>n<text:span text:style-name="T1"> </text:span><text:span text:style-name="T2">teknisten ratkaisujen suljet</text:span>tuun luonne jättävät verkkojen mahdolliset tietoturvahaavoittuvuudet avoimeksi kysymykseksi. <text:span text:style-name="T10">Tutkijat ovatkin kyenneet näyttämään monia haavoittuvuuksia kaupallisissa satelliittiverkoissa, jotka ovat jättäneet kyseiset verkot ainakin jossain määrin avoimiksi salakuuntelulle ja tarkoitukselliselle häirinnälle.</text:span></text:p>
      <text:p text:style-name="P2"/>
      <text:p text:style-name="P1">Tämä diplomityö pyrki arvioimaan ilmasta tapahtuvan salakuuntelun ja tarkoituksellisen häirinnän <text:span text:style-name="T8">uhkaa </text:span>hyvin pienen apertuurin päätelaitteen (engl. very small aperture terminal, VSAT) uplink-suunnan viestiliikenteelle, joka liikkuu VSAT-päätelaitteelta matalalla Maan kiertoradalla lentävään satelliittimegakonstellaatioon. Tutkimuskysymykseen pureuduttiin neljästä alamallista kootulla uhkamallilla, jossa tarkasteltiin <text:span text:style-name="T3">radiotaajuis</text:span>ta häirintää, ilma-aluksen saavutettavissa olevia sieppausetäisyyksiä ja -ikkunoita, sekä lentävän salakuuntelijan kykyä seurata VSAT-päätelaitteen kapeaa radiokeilaa. Mallin pohjalta tehdyt havainnot osoittavat, että megakonstellaatioiden kanssa toimivat VSAT-päätelaitteet <text:span text:style-name="T4">ovat </text:span><text:span text:style-name="T7">oikein toteutettuna </text:span><text:span text:style-name="T4">varsin resilienttejä </text:span>signaalin kuuntelu<text:span text:style-name="T4">a vastaan ja sietävät </text:span>tahallista häirintää <text:span text:style-name="T4">varsin </text:span><text:span text:style-name="T2">hyvin konstellaatioden </text:span>hajautet<text:span text:style-name="T2">un luonteen ansiosta. </text:span><text:span text:style-name="T9">Kaupalliset matalan Maan kiertoradan megakonstellaatiot ovatkin näin hyvin soveltuva pala täydentämään turvallisuuskriittisen viestinnän kykyjä, joskin niiden integraatio vaatii edelleen riittävää huolellisuutta toimialan tiukoista tietoturvavaatimuksista johtu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5T17:32:42.123327951</meta:creation-date>
    <dc:date>2023-12-26T02:24:30.469162742</dc:date>
    <meta:editing-duration>PT1H7M15S</meta:editing-duration>
    <meta:editing-cycles>3</meta:editing-cycles>
    <meta:generator>LibreOffice/7.3.7.2$Linux_X86_64 LibreOffice_project/30$Build-2</meta:generator>
    <meta:document-statistic meta:table-count="0" meta:image-count="0" meta:object-count="0" meta:page-count="1" meta:paragraph-count="3" meta:word-count="207" meta:character-count="2354" meta:non-whitespace-character-count="2150"/>
  </office:meta>
</office:document-meta>
</file>